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26965" officeooo:paragraph-rsid="0017a23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a23b" officeooo:paragraph-rsid="0017a23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7a23b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a23b" officeooo:paragraph-rsid="0017a23b"/>
    </style:style>
    <style:style style:name="P5" style:family="paragraph" style:parent-style-name="Standard">
      <style:paragraph-properties fo:text-align="center" style:justify-single-word="false"/>
      <style:text-properties fo:font-size="14pt" officeooo:rsid="00026965" officeooo:paragraph-rsid="0017a23b" style:font-size-asian="14pt" style:font-size-complex="14pt"/>
    </style:style>
    <style:style style:name="T1" style:family="text">
      <style:text-properties officeooo:rsid="0017a23b"/>
    </style:style>
    <style:style style:name="T2" style:family="text">
      <style:text-properties fo:font-weight="normal"/>
    </style:style>
    <style:style style:name="T3" style:family="text">
      <style:text-properties fo:font-size="12pt" officeooo:rsid="0017a23b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Assignment-<text:span text:style-name="T1">2</text:span></text:p>
      <text:p text:style-name="P1"/>
      <text:p text:style-name="P3"><text:span text:style-name="T3">1. </text:span><text:span text:style-name="T2">Find out the number of documentaries with deleted scenes.</text:span></text:p>
      <text:p text:style-name="P2">Sol-</text:p>
      <text:p text:style-name="P2">select count( distinct fl.film_id)</text:p>
      <text:p text:style-name="P2">from film f, film_list fl</text:p>
      <text:p text:style-name="P2">where f.special_features Like '%Deleted Scenes%'</text:p>
      <text:p text:style-name="P2"><text:tab/>and fl.FID = f.film_id</text:p>
      <text:p text:style-name="P2"><text:s text:c="4"/><text:tab/>and fl.category = 'Documentary';</text:p>
      <text:p text:style-name="P2"/>
      <text:p text:style-name="P3"><text:span text:style-name="T3">2) </text:span><text:span text:style-name="T2">Find out the number of sci-fi movies rented by the store managed by Jon Stephens.</text:span></text:p>
      <text:p text:style-name="P4">Sol-</text:p>
      <text:p text:style-name="P2">select count(fl.FID)</text:p>
      <text:p text:style-name="P2">from staff s, rental r, inventory i, film_list fl</text:p>
      <text:p text:style-name="P2">where s.first_name = 'Jon' and s.last_name = 'Stephens'</text:p>
      <text:p text:style-name="P2"><text:tab/>and s.staff_id = r.staff_id </text:p>
      <text:p text:style-name="P2"><text:tab/>and r.inventory_id = i.inventory_id</text:p>
      <text:p text:style-name="P2"><text:tab/>and i.film_id = fl.FID</text:p>
      <text:p text:style-name="P2"><text:tab/>and fl.category = 'Sci-Fi';</text:p>
      <text:p text:style-name="P2"/>
      <text:p text:style-name="P3"><text:span text:style-name="T3">3) </text:span><text:span text:style-name="T2">Find out the total sales from Animation movies.</text:span></text:p>
      <text:p text:style-name="P2">Sol-</text:p>
      <text:p text:style-name="P2">select total_sales</text:p>
      <text:p text:style-name="P2">from sales_by_film_category s</text:p>
      <text:p text:style-name="P2">where s.category = 'Animation';</text:p>
      <text:p text:style-name="P2"/>
      <text:p text:style-name="P3"><text:span text:style-name="T3">4) </text:span><text:span text:style-name="T2">Find out the top 3 rented category of movies  by “PATRICIA JOHNSON”.</text:span></text:p>
      <text:p text:style-name="P2">Sol-</text:p>
      <text:p text:style-name="P2">select c.name, count(all c.name)</text:p>
      <text:p text:style-name="P2">from category c, film_category fc</text:p>
      <text:p text:style-name="P2">where c.category_id = fc.category_id</text:p>
      <text:p text:style-name="P2">and fc.film_id in (</text:p>
      <text:p text:style-name="P2"><text:tab/>select fc.film_id</text:p>
      <text:p text:style-name="P2"><text:tab/>from customer_list cl, inventory i, rental r</text:p>
      <text:p text:style-name="P2"><text:tab/>where cl.name = 'PATRICIA JOHNSON'</text:p>
      <text:p text:style-name="P2"><text:tab/>and cl.ID = r.customer_id</text:p>
      <text:p text:style-name="P2"><text:tab/>and r.inventory_id = i.inventory_id </text:p>
      <text:p text:style-name="P2"><text:tab/>and fc.film_id = i.film_id)</text:p>
      <text:p text:style-name="P2">group by c.name</text:p>
      <text:p text:style-name="P2">order by count(all c.name) desc</text:p>
      <text:p text:style-name="P2">limit 3;</text:p>
      <text:p text:style-name="P2"/>
      <text:p text:style-name="P3"><text:span text:style-name="T3">5) </text:span><text:span text:style-name="T2">Find out the number of R rated movies rented by “SUSAN WILSON”.</text:span></text:p>
      <text:p text:style-name="P2">Sol-</text:p>
      <text:p text:style-name="P2"/>
      <text:p text:style-name="P2">select count(all f.film_id )</text:p>
      <text:p text:style-name="P2">from film f, customer_list cl, inventory i, rental r</text:p>
      <text:p text:style-name="P2">where f.rating = 'R' </text:p>
      <text:p text:style-name="P2"><text:tab/>and cl.name = 'SUSAN WILSON'</text:p>
      <text:p text:style-name="P2"><text:tab/>and cl.ID = r.customer_id</text:p>
      <text:p text:style-name="P2"><text:tab/>and r.inventory_id = i.inventory_id </text:p>
      <text:p text:style-name="P2"><text:tab/>and f.film_id = i.film_id;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09:01.187563968</meta:creation-date>
    <dc:date>2017-10-05T17:33:56.451559212</dc:date>
    <meta:editing-duration>PT4H45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21" meta:character-count="1435" meta:non-whitespace-character-count="1235"/>
  </office:meta>
</office:document-meta>
</file>